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2fb" officeooo:paragraph-rsid="000882fb"/>
    </style:style>
    <style:style style:name="P2" style:family="paragraph" style:parent-style-name="Standard" style:list-style-name="L1">
      <style:text-properties officeooo:rsid="000882fb" officeooo:paragraph-rsid="000882fb"/>
    </style:style>
    <style:style style:name="P3" style:family="paragraph" style:parent-style-name="Standard" style:list-style-name="L2">
      <style:text-properties officeooo:rsid="000882fb" officeooo:paragraph-rsid="000882f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82fb" officeooo:paragraph-rsid="000882fb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kripsi studi kasus pemesanan makanan kantin</text:p>
      <text:p text:style-name="P1"/>
      <text:p text:style-name="P1">sebuah kantin kampus ingin membuat fitur sederhana untuk menghitung total pembayaran pemesanan makanan. Sistem menerima beberapa data dari pengguna</text:p>
      <text:list text:style-name="L1">
        <text:list-item>
          <text:p text:style-name="P2">Nama pelanggan</text:p>
        </text:list-item>
        <text:list-item>
          <text:p text:style-name="P2">Jumlah Pesanan</text:p>
        </text:list-item>
        <text:list-item>
          <text:p text:style-name="P2">Pilihan Menu (menggunakan switch) dengan daftar:</text:p>
          <text:list>
            <text:list-item>
              <text:p text:style-name="P2">Nasi goreng (Rp18.000)</text:p>
            </text:list-item>
            <text:list-item>
              <text:p text:style-name="P2">Ayam Geprek (Rp20.000)</text:p>
            </text:list-item>
            <text:list-item>
              <text:p text:style-name="P2">Mie Ayam (Rp15.000)</text:p>
            </text:list-item>
            <text:list-item>
              <text:p text:style-name="P2">Soto Ayam (Rp17.000)</text:p>
            </text:list-item>
          </text:list>
        </text:list-item>
        <text:list-item>
          <text:p text:style-name="P2">Kode promo, dengan ketentuan:</text:p>
          <text:p text:style-name="P2">Jika kode promo HEMAT5. Pelanggan dapat diskon 5%</text:p>
          <text:p text:style-name="P2">Jika kode promo selain itu, maka tidak dapat diskon</text:p>
        </text:list-item>
      </text:list>
      <text:p text:style-name="P1"/>
      <text:p text:style-name="P1">proses yang haru dilakukan program</text:p>
      <text:list text:style-name="L2">
        <text:list-item>
          <text:p text:style-name="P3">Menentukan nama menu dan barang berdasarkan pilihan menu menggunakan switch-case</text:p>
        </text:list-item>
        <text:list-item>
          <text:p text:style-name="P3">Jika pilihan menu tidak valid, tampilkan pesan: “Menu tidak tersedia”</text:p>
        </text:list-item>
        <text:list-item>
          <text:p text:style-name="P3">Menghitung:</text:p>
          <text:p text:style-name="P3">Total harga sebelum diskon = harga x jumlah</text:p>
          <text:p text:style-name="P3">besar diskon berdasarkan kode promo</text:p>
          <text:p text:style-name="P3">Total akhir = total sebelum diskon - diskon</text:p>
        </text:list-item>
        <text:list-item>
          <text:p text:style-name="P3">Menampilkan hasil berupa:</text:p>
          <text:p text:style-name="P3">Nama pelanggan</text:p>
          <text:p text:style-name="P3">menu yang dipilih</text:p>
          <text:p text:style-name="P3">jumlah pesanan</text:p>
          <text:p text:style-name="P3">Total harga sebelum diskon</text:p>
          <text:p text:style-name="P3">Besar diskon</text:p>
          <text:p text:style-name="P3">Total yang harus dibayar</text:p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0:39:13.769184069</meta:creation-date>
    <dc:date>2025-11-19T11:32:08.630412986</dc:date>
    <meta:editing-duration>PT42M9S</meta:editing-duration>
    <meta:editing-cycles>1</meta:editing-cycles>
    <meta:document-statistic meta:table-count="0" meta:image-count="0" meta:object-count="0" meta:page-count="1" meta:paragraph-count="26" meta:word-count="147" meta:character-count="952" meta:non-whitespace-character-count="843"/>
    <meta:generator>LibreOffice/24.2.7.2$Linux_X86_64 LibreOffice_project/420$Build-2</meta:generator>
  </office:meta>
</office:document-meta>
</file>